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nap-to-layout-grid="false" fo:text-align="justify" fo:margin-top="0.0833in" fo:margin-bottom="0.0833in" fo:line-height="100%"/>
    </style:style>
    <style:style style:name="T2" style:parent-style-name="DefaultParagraphFont" style:family="text">
      <style:text-properties fo:font-weight="bold" style:font-weight-asian="bold" style:font-weight-complex="bold" fo:font-size="14pt" style:font-size-asian="14pt" style:font-size-complex="14pt"/>
    </style:style>
    <style:style style:name="P3" style:parent-style-name="Normal" style:family="paragraph">
      <style:paragraph-properties style:snap-to-layout-grid="false" fo:text-align="justify" fo:margin-top="0.0833in" fo:margin-bottom="0.0833in" fo:line-height="100%"/>
    </style:style>
    <style:style style:name="P4" style:parent-style-name="Normal" style:family="paragraph">
      <style:paragraph-properties style:snap-to-layout-grid="false" fo:text-align="justify" fo:margin-top="0.0833in" fo:margin-bottom="0.0833in" fo:line-height="100%"/>
      <style:text-properties fo:font-weight="bold" style:font-weight-asian="bold" style:font-weight-complex="bold"/>
    </style:style>
    <style:style style:name="P5" style:parent-style-name="Normal" style:family="paragraph">
      <style:paragraph-properties style:snap-to-layout-grid="false" fo:text-align="justify" fo:margin-top="0.0833in" fo:margin-bottom="0.0833in" fo:line-height="100%"/>
    </style:style>
    <style:style style:name="P6" style:parent-style-name="Normal" style:family="paragraph">
      <style:paragraph-properties style:snap-to-layout-grid="false" fo:text-align="justify" fo:margin-top="0.0833in" fo:margin-bottom="0.0833in" fo:line-height="100%"/>
    </style:style>
    <style:style style:name="P7" style:parent-style-name="Normal" style:family="paragraph">
      <style:paragraph-properties style:snap-to-layout-grid="false" fo:text-align="justify" fo:margin-top="0.0833in" fo:margin-bottom="0.0833in" fo:line-height="100%"/>
    </style:style>
    <style:style style:name="P8" style:parent-style-name="Normal" style:family="paragraph">
      <style:paragraph-properties style:snap-to-layout-grid="false" fo:text-align="justify" fo:margin-top="0.0833in" fo:margin-bottom="0.0833in" fo:line-height="100%"/>
      <style:text-properties fo:font-weight="bold" style:font-weight-asian="bold" style:font-weight-complex="bold"/>
    </style:style>
    <style:style style:name="TableColumn10" style:family="table-column">
      <style:table-column-properties style:column-width="1.5652in"/>
    </style:style>
    <style:style style:name="TableColumn11" style:family="table-column">
      <style:table-column-properties style:column-width="1.1875in"/>
    </style:style>
    <style:style style:name="TableColumn12" style:family="table-column">
      <style:table-column-properties style:column-width="1.2798in"/>
    </style:style>
    <style:style style:name="TableColumn13" style:family="table-column">
      <style:table-column-properties style:column-width="2.2284in"/>
    </style:style>
    <style:style style:name="Table9" style:family="table">
      <style:table-properties style:width="6.2611in" fo:margin-left="0in" table:align="left"/>
    </style:style>
    <style:style style:name="TableRow14" style:family="table-row">
      <style:table-row-properties/>
    </style:style>
    <style:style style:name="TableCell15"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16" style:parent-style-name="Normal" style:family="paragraph">
      <style:paragraph-properties style:snap-to-layout-grid="false" fo:text-align="center" fo:margin-top="0.0833in" fo:margin-bottom="0.0833in" fo:line-height="100%"/>
    </style:style>
    <style:style style:name="TableCell17"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18" style:parent-style-name="Normal" style:family="paragraph">
      <style:paragraph-properties style:snap-to-layout-grid="false" fo:text-align="center" fo:margin-top="0.0833in" fo:margin-bottom="0.0833in" fo:line-height="100%"/>
    </style:style>
    <style:style style:name="TableCell19"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20" style:parent-style-name="Normal" style:family="paragraph">
      <style:paragraph-properties style:snap-to-layout-grid="false" fo:text-align="center" fo:margin-top="0.0833in" fo:margin-bottom="0.0833in" fo:line-height="100%"/>
    </style:style>
    <style:style style:name="TableCell21"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22" style:parent-style-name="Normal" style:family="paragraph">
      <style:paragraph-properties style:snap-to-layout-grid="false" fo:text-align="center" fo:margin-top="0.0833in" fo:margin-bottom="0.0833in" fo:line-height="100%"/>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style:snap-to-layout-grid="false" fo:margin-top="0.0833in" fo:margin-bottom="0.0833in" fo:line-height="100%"/>
    </style:style>
    <style:style style:name="P26" style:parent-style-name="Normal" style:family="paragraph">
      <style:paragraph-properties style:snap-to-layout-grid="false" fo:margin-top="0.0833in" fo:margin-bottom="0.0833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style:snap-to-layout-grid="false" fo:margin-top="0.0833in" fo:margin-bottom="0.0833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style:snap-to-layout-grid="false" fo:margin-top="0.0833in" fo:margin-bottom="0.0833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style:snap-to-layout-grid="false" fo:margin-top="0.0833in" fo:margin-bottom="0.0833in" fo:line-height="100%"/>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style:snap-to-layout-grid="false" fo:margin-top="0.0833in" fo:margin-bottom="0.0833in" fo:line-height="100%"/>
    </style:style>
    <style:style style:name="P36" style:parent-style-name="Normal" style:family="paragraph">
      <style:paragraph-properties style:snap-to-layout-grid="false" fo:margin-top="0.0833in" fo:margin-bottom="0.0833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style:snap-to-layout-grid="false" fo:margin-top="0.0833in" fo:margin-bottom="0.0833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style:snap-to-layout-grid="false" fo:margin-top="0.0833in" fo:margin-bottom="0.0833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style:snap-to-layout-grid="false" fo:margin-top="0.0833in" fo:margin-bottom="0.0833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style:snap-to-layout-grid="false" fo:margin-top="0.0833in" fo:margin-bottom="0.0833in" fo:line-height="100%"/>
    </style:style>
    <style:style style:name="P46" style:parent-style-name="Normal" style:family="paragraph">
      <style:paragraph-properties style:snap-to-layout-grid="false" fo:margin-top="0.0833in" fo:margin-bottom="0.0833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style:snap-to-layout-grid="false" fo:margin-top="0.0833in" fo:margin-bottom="0.0833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style:snap-to-layout-grid="false" fo:margin-top="0.0833in" fo:margin-bottom="0.0833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style:snap-to-layout-grid="false" fo:margin-top="0.0833in" fo:margin-bottom="0.0833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style:snap-to-layout-grid="false" fo:margin-top="0.0833in" fo:margin-bottom="0.0833in" fo:line-height="100%"/>
    </style:style>
    <style:style style:name="P56" style:parent-style-name="Normal" style:family="paragraph">
      <style:paragraph-properties style:snap-to-layout-grid="false" fo:margin-top="0.0833in" fo:margin-bottom="0.0833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style:snap-to-layout-grid="false" fo:margin-top="0.0833in" fo:margin-bottom="0.0833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style:snap-to-layout-grid="false" fo:margin-top="0.0833in" fo:margin-bottom="0.0833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style:snap-to-layout-grid="false" fo:margin-top="0.0833in" fo:margin-bottom="0.0833in" fo:line-height="100%"/>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style:snap-to-layout-grid="false" fo:margin-top="0.0833in" fo:margin-bottom="0.0833in" fo:line-height="100%"/>
    </style:style>
    <style:style style:name="P66" style:parent-style-name="Normal" style:family="paragraph">
      <style:paragraph-properties style:snap-to-layout-grid="false" fo:margin-top="0.0833in" fo:margin-bottom="0.0833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style:snap-to-layout-grid="false" fo:margin-top="0.0833in" fo:margin-bottom="0.0833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style:snap-to-layout-grid="false" fo:margin-top="0.0833in" fo:margin-bottom="0.0833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style:snap-to-layout-grid="false" fo:margin-top="0.0833in" fo:margin-bottom="0.0833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style:snap-to-layout-grid="false" fo:margin-top="0.0833in" fo:margin-bottom="0.0833in" fo:line-height="100%"/>
    </style:style>
    <style:style style:name="P76" style:parent-style-name="Normal" style:family="paragraph">
      <style:paragraph-properties style:snap-to-layout-grid="false" fo:margin-top="0.0833in" fo:margin-bottom="0.0833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style:snap-to-layout-grid="false" fo:margin-top="0.0833in" fo:margin-bottom="0.0833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style:snap-to-layout-grid="false" fo:margin-top="0.0833in" fo:margin-bottom="0.0833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style:snap-to-layout-grid="false" fo:margin-top="0.0833in" fo:margin-bottom="0.0833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style:snap-to-layout-grid="false" fo:margin-top="0.0833in" fo:margin-bottom="0.0833in" fo:line-height="100%"/>
    </style:style>
    <style:style style:name="P86" style:parent-style-name="Normal" style:family="paragraph">
      <style:paragraph-properties style:snap-to-layout-grid="false" fo:margin-top="0.0833in" fo:margin-bottom="0.0833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style:snap-to-layout-grid="false" fo:margin-top="0.0833in" fo:margin-bottom="0.0833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style:snap-to-layout-grid="false" fo:margin-top="0.0833in" fo:margin-bottom="0.0833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style:snap-to-layout-grid="false" fo:margin-top="0.0833in" fo:margin-bottom="0.0833in" fo:line-height="100%"/>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style:snap-to-layout-grid="false" fo:margin-top="0.0833in" fo:margin-bottom="0.0833in" fo:line-height="100%"/>
    </style:style>
    <style:style style:name="P96" style:parent-style-name="Normal" style:family="paragraph">
      <style:paragraph-properties style:snap-to-layout-grid="false" fo:margin-top="0.0833in" fo:margin-bottom="0.0833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style:snap-to-layout-grid="false" fo:margin-top="0.0833in" fo:margin-bottom="0.0833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style:snap-to-layout-grid="false" fo:margin-top="0.0833in" fo:margin-bottom="0.0833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style:snap-to-layout-grid="false" fo:margin-top="0.0833in" fo:margin-bottom="0.0833in" fo:line-height="1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style:snap-to-layout-grid="false" fo:margin-top="0.0833in" fo:margin-bottom="0.0833in" fo:line-height="100%"/>
    </style:style>
    <style:style style:name="P106" style:parent-style-name="Normal" style:family="paragraph">
      <style:paragraph-properties style:snap-to-layout-grid="false" fo:margin-top="0.0833in" fo:margin-bottom="0.0833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style:snap-to-layout-grid="false" fo:margin-top="0.0833in" fo:margin-bottom="0.0833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style:snap-to-layout-grid="false" fo:margin-top="0.0833in" fo:margin-bottom="0.0833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style:snap-to-layout-grid="false" fo:margin-top="0.0833in" fo:margin-bottom="0.0833in" fo:line-height="100%"/>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style:snap-to-layout-grid="false" fo:margin-top="0.0833in" fo:margin-bottom="0.0833in" fo:line-height="100%"/>
    </style:style>
    <style:style style:name="P116" style:parent-style-name="Normal" style:family="paragraph">
      <style:paragraph-properties style:snap-to-layout-grid="false" fo:margin-top="0.0833in" fo:margin-bottom="0.0833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style:snap-to-layout-grid="false" fo:margin-top="0.0833in" fo:margin-bottom="0.0833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style:snap-to-layout-grid="false" fo:margin-top="0.0833in" fo:margin-bottom="0.0833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style:snap-to-layout-grid="false" fo:margin-top="0.0833in" fo:margin-bottom="0.0833in" fo:line-height="100%"/>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style:snap-to-layout-grid="false" fo:margin-top="0.0833in" fo:margin-bottom="0.0833in" fo:line-height="100%"/>
    </style:style>
    <style:style style:name="P126" style:parent-style-name="Normal" style:family="paragraph">
      <style:paragraph-properties style:snap-to-layout-grid="false" fo:margin-top="0.0833in" fo:margin-bottom="0.0833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style:snap-to-layout-grid="false" fo:margin-top="0.0833in" fo:margin-bottom="0.0833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style:snap-to-layout-grid="false" fo:margin-top="0.0833in" fo:margin-bottom="0.0833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style:snap-to-layout-grid="false" fo:margin-top="0.0833in" fo:margin-bottom="0.0833in" fo:line-height="100%"/>
    </style:style>
    <style:style style:name="P133" style:parent-style-name="Normal" style:family="paragraph">
      <style:paragraph-properties style:snap-to-layout-grid="false" fo:text-align="justify" fo:margin-top="0.0833in" fo:margin-bottom="0.0833in" fo:line-height="100%"/>
    </style:style>
    <style:style style:name="P134" style:parent-style-name="Normal" style:family="paragraph">
      <style:paragraph-properties style:snap-to-layout-grid="false" fo:text-align="justify" fo:margin-top="0.0833in" fo:margin-bottom="0.0833in" fo:line-height="100%"/>
    </style:style>
    <style:style style:name="P135" style:parent-style-name="Normal" style:family="paragraph">
      <style:paragraph-properties style:snap-to-layout-grid="false" fo:text-align="justify" fo:margin-top="0.0833in" fo:margin-bottom="0.0833in" fo:line-height="100%"/>
      <style:text-properties fo:font-weight="bold" style:font-weight-asian="bold" style:font-weight-complex="bold"/>
    </style:style>
    <style:style style:name="P136" style:parent-style-name="Normal" style:list-style-name="LFO2" style:family="paragraph">
      <style:paragraph-properties style:snap-to-layout-grid="false" fo:text-align="justify" fo:margin-top="0.0833in" fo:margin-bottom="0.0833in" fo:line-height="100%"/>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background-color="#FFFF00"/>
    </style:style>
    <style:style style:name="P139" style:parent-style-name="Normal" style:list-style-name="LFO1" style:family="paragraph">
      <style:paragraph-properties style:snap-to-layout-grid="false" fo:text-align="justify" fo:margin-top="0.0833in" fo:margin-bottom="0.0833in" fo:line-height="100%"/>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background-color="#FFFF00"/>
    </style:style>
    <style:style style:name="P142" style:parent-style-name="Normal" style:list-style-name="LFO1" style:family="paragraph">
      <style:paragraph-properties style:snap-to-layout-grid="false" fo:text-align="justify" fo:margin-top="0.0833in" fo:margin-bottom="0.0833in" fo:line-height="100%"/>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background-color="#FFFF00"/>
    </style:style>
    <style:style style:name="P145" style:parent-style-name="Normal" style:list-style-name="LFO1" style:family="paragraph">
      <style:paragraph-properties style:snap-to-layout-grid="false" fo:text-align="justify" fo:margin-top="0.0833in" fo:margin-bottom="0.0833in" fo:line-height="100%"/>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background-color="#FFFF00"/>
    </style:style>
    <style:style style:name="P148" style:parent-style-name="Normal" style:family="paragraph">
      <style:paragraph-properties style:snap-to-layout-grid="false" fo:text-align="justify" fo:margin-top="0.0833in" fo:margin-bottom="0.0833in" fo:line-height="100%"/>
    </style:style>
    <style:style style:name="P149" style:parent-style-name="Normal" style:family="paragraph">
      <style:paragraph-properties style:snap-to-layout-grid="false" fo:text-align="justify" fo:margin-top="0.0833in" fo:margin-bottom="0.0833in" fo:line-height="100%"/>
    </style:style>
    <style:style style:name="P150" style:parent-style-name="Normal" style:family="paragraph">
      <style:paragraph-properties style:snap-to-layout-grid="false" fo:text-align="justify" fo:margin-top="0.0833in" fo:margin-bottom="0.0833in" fo:line-height="100%"/>
      <style:text-properties fo:font-weight="bold" style:font-weight-asian="bold"/>
    </style:style>
    <style:style style:name="P151" style:parent-style-name="Normal" style:family="paragraph">
      <style:paragraph-properties style:snap-to-layout-grid="false" fo:text-align="justify" fo:margin-top="0.0833in" fo:margin-bottom="0.0833in" fo:line-height="100%"/>
    </style:style>
    <style:style style:name="P152" style:parent-style-name="Normal" style:family="paragraph">
      <style:paragraph-properties style:snap-to-layout-grid="false" fo:text-align="justify" fo:margin-top="0.0833in" fo:margin-bottom="0.0833in" fo:line-height="100%"/>
    </style:style>
    <style:style style:name="P153" style:parent-style-name="Normal" style:family="paragraph">
      <style:paragraph-properties style:snap-to-layout-grid="false" fo:text-align="justify" fo:margin-top="0.0833in" fo:margin-bottom="0.0833in" fo:line-height="100%"/>
      <style:text-properties style:text-underline-type="single" style:text-underline-style="solid" style:text-underline-width="auto" style:text-underline-mode="continuous"/>
    </style:style>
    <style:style style:name="P154" style:parent-style-name="ListParagraph" style:list-style-name="LFO3" style:family="paragraph">
      <style:paragraph-properties style:snap-to-layout-grid="false" fo:text-align="justify" fo:margin-top="0.0833in" fo:margin-bottom="0.0833in" fo:line-height="100%"/>
    </style:style>
    <style:style style:name="P155" style:parent-style-name="ListParagraph" style:list-style-name="LFO3" style:family="paragraph">
      <style:paragraph-properties style:snap-to-layout-grid="false" fo:text-align="justify" fo:margin-top="0.0833in" fo:margin-bottom="0.0833in" fo:line-height="100%"/>
    </style:style>
    <style:style style:name="P156" style:parent-style-name="ListParagraph" style:list-style-name="LFO3" style:family="paragraph">
      <style:paragraph-properties style:snap-to-layout-grid="false" fo:text-align="justify" fo:margin-top="0.0833in" fo:margin-bottom="0.0833in" fo:line-height="100%"/>
    </style:style>
    <style:style style:name="P157" style:parent-style-name="ListParagraph" style:list-style-name="LFO3" style:family="paragraph">
      <style:paragraph-properties style:snap-to-layout-grid="false" fo:text-align="justify" fo:margin-top="0.0833in" fo:margin-bottom="0.0833in" fo:line-height="100%"/>
    </style:style>
    <style:style style:name="P158" style:parent-style-name="ListParagraph" style:list-style-name="LFO3" style:family="paragraph">
      <style:paragraph-properties style:snap-to-layout-grid="false" fo:text-align="justify" fo:margin-top="0.0833in" fo:margin-bottom="0.0833in" fo:line-height="100%"/>
    </style:style>
    <style:style style:name="P159" style:parent-style-name="ListParagraph" style:list-style-name="LFO3" style:family="paragraph">
      <style:paragraph-properties style:snap-to-layout-grid="false" fo:text-align="justify" fo:margin-top="0.0833in" fo:margin-bottom="0.0833in" fo:line-height="100%"/>
    </style:style>
    <style:style style:name="P160" style:parent-style-name="ListParagraph" style:list-style-name="LFO3" style:family="paragraph">
      <style:paragraph-properties style:snap-to-layout-grid="false" fo:text-align="justify" fo:margin-top="0.0833in" fo:margin-bottom="0.0833in" fo:line-height="100%"/>
    </style:style>
    <style:style style:name="P161" style:parent-style-name="ListParagraph" style:list-style-name="LFO3" style:family="paragraph">
      <style:paragraph-properties style:snap-to-layout-grid="false" fo:text-align="justify" fo:margin-top="0.0833in" fo:margin-bottom="0.0833in" fo:line-height="100%"/>
    </style:style>
    <style:style style:name="P162" style:parent-style-name="Normal" style:family="paragraph">
      <style:paragraph-properties style:snap-to-layout-grid="false" fo:text-align="justify" fo:margin-top="0.0833in" fo:margin-bottom="0.0833in" fo:line-height="100%"/>
    </style:style>
    <style:style style:name="P163" style:parent-style-name="Normal" style:family="paragraph">
      <style:paragraph-properties style:snap-to-layout-grid="false" fo:text-align="justify" fo:margin-top="0.0833in" fo:margin-bottom="0.0833in" fo:line-height="100%"/>
      <style:text-properties style:text-underline-type="single" style:text-underline-style="solid" style:text-underline-width="auto" style:text-underline-mode="continuous"/>
    </style:style>
    <style:style style:name="P164" style:parent-style-name="ListParagraph" style:list-style-name="LFO3" style:family="paragraph">
      <style:paragraph-properties style:snap-to-layout-grid="false" fo:text-align="justify" fo:margin-top="0.0833in" fo:margin-bottom="0.0833in" fo:line-height="100%"/>
    </style:style>
    <style:style style:name="P165" style:parent-style-name="ListParagraph" style:list-style-name="LFO3" style:family="paragraph">
      <style:paragraph-properties style:snap-to-layout-grid="false" fo:text-align="justify" fo:margin-top="0.0833in" fo:margin-bottom="0.0833in" fo:line-height="100%"/>
    </style:style>
    <style:style style:name="P166" style:parent-style-name="ListParagraph" style:list-style-name="LFO3" style:family="paragraph">
      <style:paragraph-properties style:snap-to-layout-grid="false" fo:text-align="justify" fo:margin-top="0.0833in" fo:margin-bottom="0.0833in" fo:line-height="100%"/>
    </style:style>
    <style:style style:name="P167" style:parent-style-name="ListParagraph" style:list-style-name="LFO3" style:family="paragraph">
      <style:paragraph-properties style:snap-to-layout-grid="false" fo:text-align="justify" fo:margin-top="0.0833in" fo:margin-bottom="0.0833in" fo:line-height="100%"/>
    </style:style>
    <style:style style:name="P168" style:parent-style-name="ListParagraph" style:list-style-name="LFO3" style:family="paragraph">
      <style:paragraph-properties style:snap-to-layout-grid="false" fo:text-align="justify" fo:margin-top="0.0833in" fo:margin-bottom="0.0833in" fo:line-height="100%"/>
    </style:style>
    <style:style style:name="P169" style:parent-style-name="ListParagraph" style:list-style-name="LFO3" style:family="paragraph">
      <style:paragraph-properties style:snap-to-layout-grid="false" fo:text-align="justify" fo:margin-top="0.0833in" fo:margin-bottom="0.0833in" fo:line-height="100%"/>
    </style:style>
    <style:style style:name="P170" style:parent-style-name="ListParagraph" style:list-style-name="LFO3" style:family="paragraph">
      <style:paragraph-properties style:snap-to-layout-grid="false" fo:text-align="justify" fo:margin-top="0.0833in" fo:margin-bottom="0.0833in" fo:line-height="100%"/>
    </style:style>
    <style:style style:name="P171" style:parent-style-name="Normal" style:family="paragraph">
      <style:paragraph-properties style:snap-to-layout-grid="false" fo:text-align="justify" fo:margin-top="0.0833in" fo:margin-bottom="0.0833in" fo:line-height="100%"/>
    </style:style>
    <style:style style:name="P172" style:parent-style-name="Normal" style:family="paragraph">
      <style:paragraph-properties style:snap-to-layout-grid="false" fo:text-align="justify" fo:margin-top="0.0833in" fo:margin-bottom="0.0833in" fo:line-height="100%"/>
      <style:text-properties style:text-underline-type="single" style:text-underline-style="solid" style:text-underline-width="auto" style:text-underline-mode="continuous"/>
    </style:style>
    <style:style style:name="P173" style:parent-style-name="ListParagraph" style:list-style-name="LFO3" style:family="paragraph">
      <style:paragraph-properties style:snap-to-layout-grid="false" fo:text-align="justify" fo:margin-top="0.0833in" fo:margin-bottom="0.0833in" fo:line-height="100%"/>
    </style:style>
    <style:style style:name="P174" style:parent-style-name="ListParagraph" style:list-style-name="LFO3" style:family="paragraph">
      <style:paragraph-properties style:snap-to-layout-grid="false" fo:text-align="justify" fo:margin-top="0.0833in" fo:margin-bottom="0.0833in" fo:line-height="100%"/>
    </style:style>
    <style:style style:name="P175" style:parent-style-name="ListParagraph" style:list-style-name="LFO3" style:family="paragraph">
      <style:paragraph-properties style:snap-to-layout-grid="false" fo:text-align="justify" fo:margin-top="0.0833in" fo:margin-bottom="0.0833in" fo:line-height="100%"/>
    </style:style>
    <style:style style:name="P176" style:parent-style-name="ListParagraph" style:list-style-name="LFO3" style:family="paragraph">
      <style:paragraph-properties style:snap-to-layout-grid="false" fo:text-align="justify" fo:margin-top="0.0833in" fo:margin-bottom="0.0833in" fo:line-height="100%"/>
    </style:style>
    <style:style style:name="P177" style:parent-style-name="ListParagraph" style:list-style-name="LFO3" style:family="paragraph">
      <style:paragraph-properties style:snap-to-layout-grid="false" fo:text-align="justify" fo:margin-top="0.0833in" fo:margin-bottom="0.0833in" fo:line-height="100%"/>
    </style:style>
    <style:style style:name="P178" style:parent-style-name="ListParagraph" style:list-style-name="LFO3" style:family="paragraph">
      <style:paragraph-properties style:snap-to-layout-grid="false" fo:text-align="justify" fo:margin-top="0.0833in" fo:margin-bottom="0.0833in" fo:line-height="100%"/>
    </style:style>
    <style:style style:name="P179" style:parent-style-name="ListParagraph" style:list-style-name="LFO3" style:family="paragraph">
      <style:paragraph-properties style:snap-to-layout-grid="false" fo:text-align="justify" fo:margin-top="0.0833in" fo:margin-bottom="0.0833in" fo:line-height="100%"/>
    </style:style>
    <style:style style:name="P180" style:parent-style-name="Normal" style:family="paragraph">
      <style:paragraph-properties style:snap-to-layout-grid="false" fo:text-align="justify" fo:margin-top="0.0833in" fo:margin-bottom="0.0833in" fo:line-height="100%"/>
    </style:style>
    <style:style style:name="P181" style:parent-style-name="Normal" style:family="paragraph">
      <style:paragraph-properties style:snap-to-layout-grid="false" fo:text-align="justify" fo:margin-top="0.0833in" fo:margin-bottom="0.0833in" fo:line-height="100%"/>
      <style:text-properties style:text-underline-type="single" style:text-underline-style="solid" style:text-underline-width="auto" style:text-underline-mode="continuous"/>
    </style:style>
    <style:style style:name="P182" style:parent-style-name="ListParagraph" style:list-style-name="LFO3" style:family="paragraph">
      <style:paragraph-properties style:snap-to-layout-grid="false" fo:text-align="justify" fo:margin-top="0.0833in" fo:margin-bottom="0.0833in" fo:line-height="100%"/>
    </style:style>
    <style:style style:name="P183" style:parent-style-name="ListParagraph" style:list-style-name="LFO3" style:family="paragraph">
      <style:paragraph-properties style:snap-to-layout-grid="false" fo:text-align="justify" fo:margin-top="0.0833in" fo:margin-bottom="0.0833in" fo:line-height="100%"/>
    </style:style>
    <style:style style:name="P184" style:parent-style-name="ListParagraph" style:list-style-name="LFO3" style:family="paragraph">
      <style:paragraph-properties style:snap-to-layout-grid="false" fo:text-align="justify" fo:margin-top="0.0833in" fo:margin-bottom="0.0833in" fo:line-height="100%"/>
    </style:style>
    <style:style style:name="P185" style:parent-style-name="ListParagraph" style:list-style-name="LFO3" style:family="paragraph">
      <style:paragraph-properties style:snap-to-layout-grid="false" fo:text-align="justify" fo:margin-top="0.0833in" fo:margin-bottom="0.0833in" fo:line-height="100%"/>
    </style:style>
    <style:style style:name="P186" style:parent-style-name="Normal" style:family="paragraph">
      <style:paragraph-properties style:snap-to-layout-grid="false" fo:text-align="justify" fo:margin-top="0.0833in" fo:margin-bottom="0.0833in" fo:line-height="100%"/>
    </style:style>
    <style:style style:name="P187" style:parent-style-name="Normal" style:family="paragraph">
      <style:paragraph-properties style:snap-to-layout-grid="false" fo:text-align="justify" fo:margin-top="0.0833in" fo:margin-bottom="0.0833in" fo:line-height="100%"/>
    </style:style>
    <style:style style:name="P188" style:parent-style-name="Normal" style:family="paragraph">
      <style:paragraph-properties style:snap-to-layout-grid="false" fo:text-align="justify" fo:margin-top="0.0833in" fo:margin-bottom="0.0833in" fo:line-height="100%"/>
      <style:text-properties fo:font-weight="bold" style:font-weight-asian="bold" style:font-weight-complex="bold"/>
    </style:style>
    <style:style style:name="P189"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P190"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P191"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P192"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P193"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P194"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P195"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P196" style:parent-style-name="Normal" style:family="paragraph">
      <style:paragraph-properties style:snap-to-layout-grid="false" fo:text-align="justify" fo:margin-top="0.0833in" fo:margin-bottom="0.0833in" fo:line-height="100%"/>
    </style:style>
  </office:automatic-styles>
  <office:body>
    <office:text text:use-soft-page-breaks="true">
      <text:p text:style-name="P1"><text:span text:style-name="T2">Tasks 1 and 2</text:span></text:p>
      <text:p text:style-name="P3"/>
      <text:p text:style-name="P4">Team Structure and Teamwork Facility</text:p>
      <text:p text:style-name="P5">The selected project management scheme for this coursework was the team leader model. The author of this document was chosen as the leader for the duration of the project. The team<text:s/>leader is responsible for coordinating tasks, tracking progress, uploading meeting notes, and reminding team members of deadlines and assigned tasks.<text:s/></text:p>
      <text:p text:style-name="P6">To facilitate the communication, the team created a WhatsApp group chat, allowing quick and efficient interaction among members. Additionally, the team setup a general GitHub repository to store and review group documents, along with individual repositories for personal contributions.<text:s/></text:p>
      <text:p text:style-name="P7"/>
      <text:p text:style-name="P8">Documentation of Project Management<text:s/></text:p>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Date</text:p>
          </table:table-cell>
          <table:table-cell table:style-name="TableCell17">
            <text:p text:style-name="P18">Location</text:p>
          </table:table-cell>
          <table:table-cell table:style-name="TableCell19">
            <text:p text:style-name="P20">Attendees</text:p>
          </table:table-cell>
          <table:table-cell table:style-name="TableCell21">
            <text:p text:style-name="P22">Agenda</text:p>
          </table:table-cell>
        </table:table-row>
        <table:table-row table:style-name="TableRow23">
          <table:table-cell table:style-name="TableCell24">
            <text:p text:style-name="P25">23<text:s/>September, 2025.<text:s/></text:p>
            <text:p text:style-name="P26">12:00-13:00</text:p>
          </table:table-cell>
          <table:table-cell table:style-name="TableCell27">
            <text:p text:style-name="P28">Headington, AB115.</text:p>
          </table:table-cell>
          <table:table-cell table:style-name="TableCell29">
            <text:p text:style-name="P30">Malachai, Lucas, Ben, Tania.</text:p>
          </table:table-cell>
          <table:table-cell table:style-name="TableCell31">
            <text:p text:style-name="P32">Review coursework specification and case study.</text:p>
          </table:table-cell>
        </table:table-row>
        <table:table-row table:style-name="TableRow33">
          <table:table-cell table:style-name="TableCell34">
            <text:p text:style-name="P35">30 September, 2025.</text:p>
            <text:p text:style-name="P36">12:00-13:00</text:p>
          </table:table-cell>
          <table:table-cell table:style-name="TableCell37">
            <text:p text:style-name="P38">Online</text:p>
          </table:table-cell>
          <table:table-cell table:style-name="TableCell39">
            <text:p text:style-name="P40"/>
          </table:table-cell>
          <table:table-cell table:style-name="TableCell41">
            <text:p text:style-name="P42">Individual: quality requirements</text:p>
          </table:table-cell>
        </table:table-row>
        <table:table-row table:style-name="TableRow43">
          <table:table-cell table:style-name="TableCell44">
            <text:p text:style-name="P45">7 October, 2025.</text:p>
            <text:p text:style-name="P46">12:00-13:00</text:p>
          </table:table-cell>
          <table:table-cell table:style-name="TableCell47">
            <text:p text:style-name="P48">Headington, AB115.</text:p>
          </table:table-cell>
          <table:table-cell table:style-name="TableCell49">
            <text:p text:style-name="P50">Malachai, Tania.</text:p>
          </table:table-cell>
          <table:table-cell table:style-name="TableCell51">
            <text:p text:style-name="P52">Advance individual parts of coursework.</text:p>
          </table:table-cell>
        </table:table-row>
        <table:table-row table:style-name="TableRow53">
          <table:table-cell table:style-name="TableCell54">
            <text:p text:style-name="P55">14 October, 2025.</text:p>
            <text:p text:style-name="P56">12:00-13:00</text:p>
          </table:table-cell>
          <table:table-cell table:style-name="TableCell57">
            <text:p text:style-name="P58">Headington, AB115.</text:p>
          </table:table-cell>
          <table:table-cell table:style-name="TableCell59">
            <text:p text:style-name="P60">Ben, Tania.</text:p>
          </table:table-cell>
          <table:table-cell table:style-name="TableCell61">
            <text:p text:style-name="P62">Complete tasks 2 and 3; commit on GitHub.</text:p>
          </table:table-cell>
        </table:table-row>
        <table:table-row table:style-name="TableRow63">
          <table:table-cell table:style-name="TableCell64">
            <text:p text:style-name="P65">21 October, 2025.</text:p>
            <text:p text:style-name="P66">12:00-13:00</text:p>
          </table:table-cell>
          <table:table-cell table:style-name="TableCell67">
            <text:p text:style-name="P68">Headington, AB115.</text:p>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28 October, 2025.</text:p>
            <text:p text:style-name="P76">12:00-13:00</text:p>
          </table:table-cell>
          <table:table-cell table:style-name="TableCell77">
            <text:p text:style-name="P78"/>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4<text:s/>November, 2025.</text:p>
            <text:p text:style-name="P86">12:00-13:00</text:p>
          </table:table-cell>
          <table:table-cell table:style-name="TableCell87">
            <text:p text:style-name="P88"/>
          </table:table-cell>
          <table:table-cell table:style-name="TableCell89">
            <text:p text:style-name="P90"/>
          </table:table-cell>
          <table:table-cell table:style-name="TableCell91">
            <text:p text:style-name="P92"/>
          </table:table-cell>
        </table:table-row>
        <table:table-row table:style-name="TableRow93">
          <table:table-cell table:style-name="TableCell94">
            <text:p text:style-name="P95">11 November, 2025.</text:p>
            <text:p text:style-name="P96">12:00-13:00</text:p>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18 November, 2025.</text:p>
            <text:p text:style-name="P106">12:00-13:00</text:p>
          </table:table-cell>
          <table:table-cell table:style-name="TableCell107">
            <text:p text:style-name="P108"/>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25 November, 2025.</text:p>
            <text:soft-page-break/>
            <text:p text:style-name="P116">12:00-13:00</text:p>
          </table:table-cell>
          <table:table-cell table:style-name="TableCell117">
            <text:p text:style-name="P118"/>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2 December, 2025.</text:p>
            <text:p text:style-name="P126">12:00-13:00</text:p>
          </table:table-cell>
          <table:table-cell table:style-name="TableCell127">
            <text:p text:style-name="P128"/>
          </table:table-cell>
          <table:table-cell table:style-name="TableCell129">
            <text:p text:style-name="P130"/>
          </table:table-cell>
          <table:table-cell table:style-name="TableCell131">
            <text:p text:style-name="P132"/>
          </table:table-cell>
        </table:table-row>
      </table:table>
      <text:p text:style-name="P133"/>
      <text:p text:style-name="P134"/>
      <text:p text:style-name="P135">Allocation of Responsibilities</text:p>
      <text:list text:style-name="LFO1">
        <text:list-item text:start-value="1">
          <text:p text:style-name="P136"><text:span text:style-name="T137">USU Student App</text:span>: a mobile app to run on smart<text:s/>phones for students to participate in the student union’s activities. <text:s/><text:span text:style-name="T138">Tania</text:span></text:p>
        </text:list-item>
        <text:list-item>
          <text:p text:style-name="P139"><text:span text:style-name="T140">Student Union Management System</text:span>: a web-based application to run on desktop or tablet computer for officers of university-specific student union to manage and operate the student union.<text:s/><text:span text:style-name="T141">Malachai</text:span></text:p>
        </text:list-item>
        <text:list-item>
          <text:p text:style-name="P142"><text:span text:style-name="T143">USU Operation System</text:span>: a web-based application to run on desktop or tablet computer for USU officers to manage the USU federation of student unions and realise its functions.<text:s/><text:span text:style-name="T144">Ben</text:span></text:p>
        </text:list-item>
        <text:list-item>
          <text:p text:style-name="P145"><text:span text:style-name="T146">Society Leader App</text:span>: a mobile app to run on mobile phones and<text:s/>on desktop or tablet computers for society leader to organise and operator societies.<text:s/><text:span text:style-name="T147">Lucas</text:span></text:p>
        </text:list-item>
      </text:list>
      <text:p text:style-name="P148"/>
      <text:p text:style-name="P149"/>
      <text:p text:style-name="P150">Task 2: Analysis and Specify Software Quality Requirements (USU Student App)</text:p>
      <text:p text:style-name="P151">Software quality requirements are falsifiable statements which describe the features, functionalities, and constraints of a software system. Non-functional requirements describe the characteristics that the system has and how it works under certain conditions. The non-functional quality requirements for the USU Student App focus on identity and user verification (FR-ST-1) and event participation (FR-ST-6). The constraints discussed in the analysis are testable and their implementation should meet expected user needs.<text:s/></text:p>
      <text:p text:style-name="P152"/>
      <text:p text:style-name="P153">Security and Privacy protection:</text:p>
      <text:list text:style-name="LFO3" text:continue-numbering="true">
        <text:list-item>
          <text:p text:style-name="P154">The application must authenticate users via university SSO or OAuth 2.0 to prevent unauthorised access.<text:s/></text:p>
        </text:list-item>
        <text:list-item>
          <text:p text:style-name="P155">Only authorised users (based on roles) can access specific features: students can see and register for events and union officers also create and edit events.</text:p>
        </text:list-item>
        <text:list-item>
          <text:p text:style-name="P156">Sensitive user information must be stored encrypted with AES-256.</text:p>
        </text:list-item>
        <text:list-item>
          <text:p text:style-name="P157">Passwords must be safely hashed and salted (with bcrypt o SHA)</text:p>
        </text:list-item>
        <text:list-item>
          <text:p text:style-name="P158">Users can request deletion or inspection of their personal data, as required under GDPR.</text:p>
        </text:list-item>
        <text:list-item>
          <text:p text:style-name="P159">Online payments must be processed securely in compliance to PCI-DSS.</text:p>
        </text:list-item>
        <text:list-item>
          <text:p text:style-name="P160">Personal data must be stored and managed according to UK and EU data locality laws.</text:p>
        </text:list-item>
        <text:list-item>
          <text:p text:style-name="P161">Students must verify their identity with their university email to ensure they are members of the university.<text:s/></text:p>
        </text:list-item>
      </text:list>
      <text:p text:style-name="P162"/>
      <text:p text:style-name="P163">Performance:</text:p>
      <text:list text:style-name="LFO3" text:continue-numbering="true">
        <text:list-item>
          <text:p text:style-name="P164">Ticket purchases must be completed within 3 seconds of confirmation.</text:p>
        </text:list-item>
        <text:list-item>
          <text:p text:style-name="P165">Event sign-up must be completed within 3 seconds of confirmation.</text:p>
        </text:list-item>
        <text:list-item>
          <text:p text:style-name="P166">Search results for events and societies must be delivered within 5 seconds of submitting the query.</text:p>
        </text:list-item>
        <text:list-item>
          <text:p text:style-name="P167">The mobile app must display an loading indicator while processing (to improve user experience).</text:p>
        </text:list-item>
        <text:list-item>
          <text:p text:style-name="P168">Push notifications for event updates must be delivered to users within 8 seconds of the update completion.</text:p>
        </text:list-item>
        <text:list-item>
          <text:p text:style-name="P169">The application must be designed for minimal battery and data consumption.<text:s/></text:p>
        </text:list-item>
        <text:list-item>
          <text:p text:style-name="P170">Messages sent to societies must be<text:s/>delivered within 8 seconds of sending.</text:p>
        </text:list-item>
      </text:list>
      <text:p text:style-name="P171"/>
      <text:p text:style-name="P172">Reliability:</text:p>
      <text:list text:style-name="LFO3" text:continue-numbering="true">
        <text:list-item>
          <text:p text:style-name="P173">The system must run 99.5% of the time, except for scheduled maintenance.<text:s/></text:p>
        </text:list-item>
        <text:list-item>
          <text:p text:style-name="P174">The application must display clear error messages when operations fail; they must automatically attempt to recover when possible.</text:p>
        </text:list-item>
        <text:list-item>
          <text:p text:style-name="P175">User data must be backed up daily to secure cloud storage; after failure, it must restore to its previous working state.</text:p>
        </text:list-item>
        <text:list-item>
          <text:p text:style-name="P176">The system must monitor and record all failures to enable troubleshooting and improvement of the system.<text:s/></text:p>
        </text:list-item>
        <text:list-item>
          <text:p text:style-name="P177">The application must operate as expected on Android and iOS devices with various screen sizes and operating systems.<text:s/></text:p>
        </text:list-item>
        <text:list-item>
          <text:p text:style-name="P178">Students must be able to join and quit a society reliably; the system must update memberships accurately.</text:p>
        </text:list-item>
        <text:list-item>
          <text:p text:style-name="P179">Students must be able to message societies they are<text:s/>members of and messages should be delivered to the desired recipients.</text:p>
        </text:list-item>
      </text:list>
      <text:p text:style-name="P180"/>
      <text:p text:style-name="P181">Scalability:<text:s/></text:p>
      <text:list text:style-name="LFO3" text:continue-numbering="true">
        <text:list-item>
          <text:p text:style-name="P182">The system must support at least 20,000 concurrent users without any perceived decline in performance.</text:p>
        </text:list-item>
        <text:list-item>
          <text:p text:style-name="P183">The application must be designed and built on a scalable cloud infrastructure that supports horizontal scaling of servers.</text:p>
        </text:list-item>
        <text:list-item>
          <text:p text:style-name="P184">The database must be designed to handle growth in events and user accounts with indexing and caching.<text:s/></text:p>
        </text:list-item>
        <text:list-item>
          <text:p text:style-name="P185">The system must facilitate integration with additional universities and student unions with minimal changes in configuration.<text:s/></text:p>
        </text:list-item>
      </text:list>
      <text:p text:style-name="P186"/>
      <text:p text:style-name="P187"/>
      <text:p text:style-name="P188">References</text:p>
      <text:p text:style-name="P189">Decinco, J. (2024) Understanding Cryptography and AES-256: A Deep Dive. Available at:<text:s/><text:a xlink:href="https://medium.com/@jeromedecinco/understanding-cryptography-and-aes-256-a-deep-dive-d9e374272753" office:target-frame-name="_top" xlink:show="replace"><text:span text:style-name="Hyperlink">https://medium.com/@jeromedecinco/understanding-cryptography-and-aes-256-a-deep-dive-d9e374272753</text:span></text:a><text:s/>(Accessed: 18 October 2025)<text:s/></text:p>
      <text:p text:style-name="P190">Frontegg (2024) What Is User Authentication? A 2025 Guide for Modern Apps. Available at:<text:s/><text:a xlink:href="https://frontegg.com/blog/authentication" office:target-frame-name="_top" xlink:show="replace"><text:span text:style-name="Hyperlink">https://frontegg.com/blog/authentication</text:span></text:a><text:s/>(Accessed: 18 October 2025)</text:p>
      <text:p text:style-name="P191">Honcharuk, Y. (2024) How To Write A List of Requirements For A New Application. Available at:<text:s/><text:a xlink:href="https://dashdevs.com/blog/how-to-write-good-software-requirements-specification-for-your-mobile-application/" office:target-frame-name="_top" xlink:show="replace"><text:span text:style-name="Hyperlink">https://dashdevs.com/blog/how-to-write-good-software-requirements-specification-for-your-mobile-application/</text:span></text:a><text:s/>(Accessed 14 October 2025)</text:p>
      <text:soft-page-break/>
      <text:p text:style-name="P192">Krüger, G. (2025) Non-Functional Requirements: Tips, Tools, and Examples. Available at:<text:s/><text:a xlink:href="https://www.perforce.com/blog/alm/what-are-non-functional-requirements-examples" office:target-frame-name="_top" xlink:show="replace"><text:span text:style-name="Hyperlink">https://www.perforce.com/blog/alm/what-are-non-functional-requirements-examples</text:span></text:a><text:s/>(Accessed 14 October 2025)</text:p>
      <text:p text:style-name="P193">Mistele, K. (2020) How to securely hash and store passwords in your application. Available at:<text:s/><text:a xlink:href="https://medium.com/codelighthouse/how-to-securely-hash-and-store-passwords-in-your-next-application-edf15873a432" office:target-frame-name="_top" xlink:show="replace"><text:span text:style-name="Hyperlink">https://medium.com/codelighthouse/how-to-securely-hash-and-store-passwords-in-your-next-application-edf15873a432</text:span></text:a><text:s/>(Accessed: 18 October 2025)<text:s/></text:p>
      <text:p text:style-name="P194">Satpathy, A. (2024) How to Write Good Software Requirements (with Examples). Available at:<text:s/><text:a xlink:href="https://www.modernrequirements.com/blogs/good-software-requirements/" office:target-frame-name="_top" xlink:show="replace"><text:span text:style-name="Hyperlink">https://www.modernrequirements.com/blogs/good-software-requirements/</text:span></text:a><text:s/>(Accessed: 14 October 2025)</text:p>
      <text:p text:style-name="P195">Vaquero, L., Rodero-Merino, L. and Buyya, R. (2011) Dynamically scaling applications in the cloud. Available at:<text:s/><text:a xlink:href="https://dl.acm.org/doi/abs/10.1145/1925861.1925869?casa_token=xe9HDXySDu4AAAAA:JKyTf_GoQdQgEBLYohxxBQJ7nByhsLlvtYI-lEFDV7oWlCWxEwA0U-PsbLK0_1DOVaAEdLgA-i5C" office:target-frame-name="_top" xlink:show="replace"><text:span text:style-name="Hyperlink">https://dl.acm.org/doi/abs/10.1145/1925861.1925869?casa_token=xe9HDXySDu4AAAAA:JKyTf_GoQdQgEBLYohxxBQJ7nByhsLlvtYI-lEFDV7oWlCWxEwA0U-PsbLK0_1DOVaAEdLgA-i5C</text:span></text:a><text:s/>(Accessed: 18 October 2025)<text:s/></text:p>
      <text:p text:style-name="P1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nia Reyes</meta:initial-creator>
    <dc:creator>Tania Reyes</dc:creator>
    <meta:creation-date>2025-10-28T12:10:00Z</meta:creation-date>
    <dc:date>2025-10-28T12:10:00Z</dc:date>
    <meta:template xlink:href="Normal" xlink:type="simple"/>
    <meta:editing-cycles>2</meta:editing-cycles>
    <meta:editing-duration>PT0S</meta:editing-duration>
    <meta:document-statistic meta:page-count="4" meta:paragraph-count="15" meta:word-count="1144" meta:character-count="7652" meta:row-count="54" meta:non-whitespace-character-count="6523"/>
  </office:meta>
</office:document-meta>
</file>